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1.1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_calc_tresh_results_easy_samples_img0.jpg" table:style-name="ta1">
        <table:table-column table:style-name="co1" table:number-columns-repeated="2" table:default-cell-style-name="ce1"/>
        <table:table-column table:style-name="co2" table:default-cell-style-name="ce1"/>
        <table:table-row table:style-name="ro1">
          <table:table-cell table:style-name="Default" office:value-type="string" calcext:value-type="string">
            <text:p>s_thresh</text:p>
          </table:table-cell>
          <table:table-cell table:style-name="Default" office:value-type="string" calcext:value-type="string">
            <text:p>v_thresh</text:p>
          </table:table-cell>
          <table:table-cell table:style-name="Default"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3" calcext:value-type="float">
            <text:p>1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3" calcext:value-type="float">
            <text:p>1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7" calcext:value-type="float">
            <text:p>1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1" calcext:value-type="float">
            <text:p>1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1" calcext:value-type="float">
            <text:p>1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3" calcext:value-type="float">
            <text:p>1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6" calcext:value-type="float">
            <text:p>1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8" calcext:value-type="float">
            <text:p>1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9" calcext:value-type="float">
            <text:p>1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1" calcext:value-type="float">
            <text:p>1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2" calcext:value-type="float">
            <text:p>1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4" calcext:value-type="float">
            <text:p>1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6" calcext:value-type="float">
            <text:p>1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9" calcext:value-type="float">
            <text:p>1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0" calcext:value-type="float">
            <text:p>1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1" calcext:value-type="float">
            <text:p>13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3" calcext:value-type="float">
            <text:p>13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7" calcext:value-type="float">
            <text:p>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2" calcext:value-type="float">
            <text:p>1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3" calcext:value-type="float">
            <text:p>1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9" calcext:value-type="float">
            <text:p>1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0" calcext:value-type="float">
            <text:p>1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1" calcext:value-type="float">
            <text:p>1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2" calcext:value-type="float">
            <text:p>1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3" calcext:value-type="float">
            <text:p>1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8" calcext:value-type="float">
            <text:p>1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1" calcext:value-type="float">
            <text:p>1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9" calcext:value-type="float">
            <text:p>12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</table:table-row>
      </table:table>
      <table:named-expressions/>
      <table:database-ranges>
        <table:database-range table:name="__Anonymous_Sheet_DB__0" table:target-range-address="'_calc_tresh_results_easy_samples_img0.jpg'.A1:'_calc_tresh_results_easy_samples_img0.jpg'.C703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4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14T19:08:43.628475017</dc:date>
    <meta:editing-duration>PT42M57S</meta:editing-duration>
    <meta:editing-cycles>33</meta:editing-cycles>
    <meta:generator>LibreOffice/7.3.3.2$Linux_X86_64 LibreOffice_project/30$Build-2</meta:generator>
    <meta:document-statistic meta:table-count="1" meta:cell-count="2109" meta:object-count="0"/>
  </office:meta>
</office:document-meta>
</file>